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7d00" officeooo:paragraph-rsid="001d7d00"/>
    </style:style>
    <style:style style:name="P2" style:family="paragraph" style:parent-style-name="Standard">
      <style:text-properties officeooo:rsid="001dc7ce" officeooo:paragraph-rsid="001dc7ce"/>
    </style:style>
    <style:style style:name="T1" style:family="text">
      <style:text-properties officeooo:rsid="001dc7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able : rtbf</text:p>
      <text:p text:style-name="P1"><text:tab/>lesiteinfo</text:p>
      <text:p text:style-name="P1"><text:tab/>letemps</text:p>
      <text:p text:style-name="P1"><text:tab/><text:span text:style-name="T1">20minutes</text:span></text:p>
      <text:p text:style-name="P1"><text:tab/><text:span text:style-name="T1">BFMTV</text:span></text:p>
      <text:p text:style-name="P1"><text:tab/><text:span text:style-name="T1">mediapart</text:span></text:p>
      <text:p text:style-name="P1"><text:tab/><text:span text:style-name="T1">lavie</text:span></text:p>
      <text:p text:style-name="P1"><text:tab/><text:span text:style-name="T1">lefigaro</text:span></text:p>
      <text:p text:style-name="P1"><text:tab/></text:p>
      <text:p text:style-name="P1">pas fiable : topito</text:p>
      <text:p text:style-name="P2"><text:tab/>branched</text:p>
      <text:p text:style-name="P2"><text:tab/>lagauchematuer</text:p>
      <text:p text:style-name="P2"><text:tab/>morandinisante</text:p>
      <text:p text:style-name="P2"><text:tab/>legorafi</text:p>
      <text:p text:style-name="P2"><text:tab/>reseauinternation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6:43:59.469821082</meta:creation-date>
    <meta:generator>LibreOffice/5.1.4.2$Linux_X86_64 LibreOffice_project/10m0$Build-2</meta:generator>
    <dc:date>2017-02-23T16:48:10.400842381</dc:date>
    <meta:editing-duration>PT4M11S</meta:editing-duration>
    <meta:editing-cycles>2</meta:editing-cycles>
    <meta:document-statistic meta:table-count="0" meta:image-count="0" meta:object-count="0" meta:page-count="1" meta:paragraph-count="15" meta:word-count="19" meta:character-count="162" meta:non-whitespace-character-count="144"/>
  </office:meta>
</office:document-meta>
</file>